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ella1" style:family="table">
      <style:table-properties style:width="6.6924in" table:align="margins"/>
    </style:style>
    <style:style style:name="Tabella1.A" style:family="table-column">
      <style:table-column-properties style:column-width="1.6729in" style:rel-column-width="16383*"/>
    </style:style>
    <style:style style:name="Tabella1.D" style:family="table-column">
      <style:table-column-properties style:column-width="1.6736in" style:rel-column-width="16386*"/>
    </style:style>
    <style:style style:name="Tabella1.A1" style:family="table-cell">
      <style:table-cell-properties fo:padding="0.0382in" fo:border-left="0.0007in solid #000000" fo:border-right="none" fo:border-top="0.0007in solid #000000" fo:border-bottom="0.0007in solid #000000"/>
    </style:style>
    <style:style style:name="Tabella1.D1" style:family="table-cell">
      <style:table-cell-properties fo:padding="0.0382in" fo:border="0.0007in solid #000000"/>
    </style:style>
    <style:style style:name="Tabella1.A2" style:family="table-cell">
      <style:table-cell-properties fo:padding="0.0382in" fo:border-left="0.0007in solid #000000" fo:border-right="none" fo:border-top="none" fo:border-bottom="0.0007in solid #000000"/>
    </style:style>
    <style:style style:name="Tabella1.D2" style:family="table-cell">
      <style:table-cell-properties fo:padding="0.0382in" fo:border-left="0.0007in solid #000000" fo:border-right="0.0007in solid #000000" fo:border-top="none" fo:border-bottom="0.0007in solid #000000"/>
    </style:style>
    <style:style style:name="Tabella2" style:family="table">
      <style:table-properties style:width="6.6924in" table:align="margins"/>
    </style:style>
    <style:style style:name="Tabella2.A" style:family="table-column">
      <style:table-column-properties style:column-width="1.1153in" style:rel-column-width="10922*"/>
    </style:style>
    <style:style style:name="Tabella2.F" style:family="table-column">
      <style:table-column-properties style:column-width="1.116in" style:rel-column-width="10925*"/>
    </style:style>
    <style:style style:name="Tabella2.A1" style:family="table-cell">
      <style:table-cell-properties fo:padding="0.0382in" fo:border-left="0.0007in solid #000000" fo:border-right="none" fo:border-top="0.0007in solid #000000" fo:border-bottom="0.0007in solid #000000"/>
    </style:style>
    <style:style style:name="Tabella2.F1" style:family="table-cell">
      <style:table-cell-properties fo:padding="0.0382in" fo:border="0.0007in solid #000000"/>
    </style:style>
    <style:style style:name="Tabella2.A2" style:family="table-cell" style:data-style-name="N0">
      <style:table-cell-properties fo:padding="0.0382in" fo:border-left="0.0007in solid #000000" fo:border-right="none" fo:border-top="none" fo:border-bottom="0.0007in solid #000000"/>
    </style:style>
    <style:style style:name="Tabella2.B2" style:family="table-cell">
      <style:table-cell-properties fo:padding="0.0382in" fo:border-left="0.0007in solid #000000" fo:border-right="none" fo:border-top="none" fo:border-bottom="0.0007in solid #000000"/>
    </style:style>
    <style:style style:name="Tabella2.F2" style:family="table-cell" style:data-style-name="N0">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Verdana"/>
    </style:style>
    <style:style style:name="P2" style:family="paragraph" style:parent-style-name="Standard">
      <style:paragraph-properties fo:text-align="center" style:justify-single-word="false"/>
      <style:text-properties style:font-name="Trebuchet M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Table_20_Contents">
      <style:paragraph-properties fo:text-align="start" style:justify-single-word="false"/>
      <style:text-properties style:font-name="Arial" fo:font-size="14pt" style:font-size-asian="14pt" style:font-size-complex="14pt"/>
    </style:style>
    <style:style style:name="P10" style:family="paragraph" style:parent-style-name="Standard" style:list-style-name="L2">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1" style:family="paragraph" style:parent-style-name="Standard" style:list-style-name="L3">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2" style:family="paragraph" style:parent-style-name="Standard" style:list-style-name="L3">
      <style:paragraph-properties fo:text-align="start" style:justify-single-word="false"/>
      <style:text-properties style:font-name="Arial" fo:font-size="14pt" fo:font-weight="normal" style:font-size-asian="14pt" style:font-weight-asian="normal" style:font-weight-complex="normal"/>
    </style:style>
    <style:style style:name="P13" style:family="paragraph" style:parent-style-name="Standard" style:list-style-name="L3">
      <style:paragraph-properties fo:text-align="start" style:justify-single-word="false"/>
      <style:text-properties style:font-name="Arial" fo:font-size="14pt" style:font-size-asian="14pt" style:font-size-complex="14pt"/>
    </style:style>
    <style:style style:name="P14"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4">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5">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6">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L5">
      <style:paragraph-properties fo:text-align="start" style:justify-single-word="false"/>
    </style:style>
    <style:style style:name="P19" style:family="paragraph" style:parent-style-name="Text_20_body" style:list-style-name="L1">
      <style:text-properties style:font-name="Verdana"/>
    </style:style>
    <style:style style:name="P20" style:family="paragraph" style:parent-style-name="Text_20_body" style:list-style-name="L1">
      <style:paragraph-properties fo:margin-top="0in" fo:margin-bottom="0in"/>
      <style:text-properties style:font-name="Verdana"/>
    </style:style>
    <style:style style:name="P21" style:family="paragraph" style:parent-style-name="Heading_20_1">
      <style:paragraph-properties fo:text-align="start" style:justify-single-word="false"/>
      <style:text-properties style:font-name="Verdana" fo:font-size="14pt" fo:font-weight="bold" style:font-size-asian="14pt" style:font-weight-asian="bold" style:font-size-complex="14pt" style:font-weight-complex="bold"/>
    </style:style>
    <style:style style:name="T1"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isi dei requisiti</text:p>
      <text:p text:style-name="P2"/>
      <text:h text:style-name="P21" text:outline-level="1" text:is-list-header="true">Progetto didattico</text:h>
      <text:p text:style-name="P1">Per l'anno accademico 2008/9 il progetto didattico riguarderà l'analisi e la risoluzione delle problematiche di progettazione di un simulatore concorrente e distribuito di una competizione sportiva assimilabile a quelle automobilistiche di Formula 1.</text:p>
      <text:p text:style-name="P1">Il sistema da simulare dovrà prevedere:</text:p>
      <text:list xml:id="list2050667398" text:style-name="L1">
        <text:list-item>
          <text:p text:style-name="P20">un circuito, possibilmente selezionabile in fase di configurazione, dotato almeno della pista e della corsia di rifornimento, ciascuna della quali soggette a regole congruenti di accesso, condivisione, tempo di percorrenza, condizioni atmosferiche, ecc.</text:p>
        </text:list-item>
        <text:list-item>
          <text:p text:style-name="P20">un insieme configurabile di concorrenti, ciascuno con caratteristiche specifiche di prestazione, risorse, strategia di gara, ecc.</text:p>
        </text:list-item>
        <text:list-item>
          <text:p text:style-name="P20">un sistema di controllo capace di riportare costantemente, consistentemente e separatamente, lo stato della competizione, le migliori prestazioni (sul giro, per sezione di circuito) e anche la situazione di ciascun concorrente rispetto a specifici parametri tecnici </text:p>
        </text:list-item>
        <text:list-item>
          <text:p text:style-name="P19">una particolare competizione, con specifica configurabile della durata e controllo di terminazione dei concorrenti a fine gara.</text:p>
        </text:list-item>
      </text:list>
      <text:p text:style-name="P3"/>
      <text:p text:style-name="P3"/>
      <text:p text:style-name="P3">Componenti</text:p>
      <text:list xml:id="list186060835" text:style-name="L2">
        <text:list-item>
          <text:p text:style-name="P10">Circuito</text:p>
          <text:list>
            <text:list-item>
              <text:p text:style-name="P10">Pista</text:p>
              <text:list>
                <text:list-item>
                  <text:p text:style-name="P10">Tratti</text:p>
                </text:list-item>
              </text:list>
            </text:list-item>
            <text:list-item>
              <text:p text:style-name="P10">Corsia di rifornimento</text:p>
              <text:list>
                <text:list-item>
                  <text:p text:style-name="P10">Garage</text:p>
                </text:list-item>
              </text:list>
            </text:list-item>
            <text:list-item>
              <text:p text:style-name="P10">Linea di traguardo (contatore che decrementa per tener conto degli arrivi e dei passaggi)</text:p>
            </text:list-item>
          </text:list>
        </text:list-item>
      </text:list>
      <text:p text:style-name="P4"/>
      <text:list xml:id="list605321250" text:continue-numbering="true" text:style-name="L2">
        <text:list-item>
          <text:p text:style-name="P10">Concorrente</text:p>
          <text:list>
            <text:list-item>
              <text:p text:style-name="P10">Auto (caratteristiche tecniche -&gt; prestazioni..)</text:p>
            </text:list-item>
            <text:list-item>
              <text:p text:style-name="P10">Strategia</text:p>
            </text:list-item>
            <text:list-item>
              <text:p text:style-name="P10">Sistema di controllo e monitoraggio</text:p>
            </text:list-item>
          </text:list>
        </text:list-item>
        <text:list-item>
          <text:p text:style-name="P10">Sistema di monitoraggio per lo stato di tutta la gara</text:p>
          <text:list>
            <text:list-item>
              <text:p text:style-name="P10">Interfaccia di controllo (terminale di monitoraggio)</text:p>
            </text:list-item>
            <text:list-item>
              <text:p text:style-name="P10">Elaborazione dati e statistiche della competizione</text:p>
            </text:list-item>
          </text:list>
        </text:list-item>
        <text:list-item>
          <text:p text:style-name="P10">Competizione</text:p>
          <text:list>
            <text:list-item>
              <text:p text:style-name="P10">Circuito (configurabile)</text:p>
            </text:list-item>
            <text:list-item>
              <text:p text:style-name="P10">Concorrenti</text:p>
            </text:list-item>
            <text:list-item>
              <text:p text:style-name="P10">Durata (configurabile)</text:p>
            </text:list-item>
            <text:list-item>
              <text:p text:style-name="P10"><text:soft-page-break/>Tempo atmosferico (configurabile)</text:p>
            </text:list-item>
            <text:list-item>
              <text:p text:style-name="P10">Controllo di terminazione (statico)</text:p>
            </text:list-item>
            <text:list-item>
              <text:p text:style-name="P10">Classifica</text:p>
            </text:list-item>
          </text:list>
        </text:list-item>
      </text:list>
      <text:p text:style-name="P4"/>
      <text:p text:style-name="P3">Problematiche</text:p>
      <text:list xml:id="list327102902" text:style-name="L3">
        <text:list-item>
          <text:p text:style-name="P11">Sincronia fra condizioni esterne indipendenti dai concorrenti e aggiornamento di stato (o strategia) dei concorrenti</text:p>
        </text:list-item>
        <text:list-item>
          <text:p text:style-name="P11">Coerenza temporale fra scorrere del tempo e stato della gara e dei concorrenti</text:p>
        </text:list-item>
        <text:list-item>
          <text:p text:style-name="P11">Come affrontare la strategia: carico di benzina, gomme, configurazione auto</text:p>
        </text:list-item>
        <text:list-item>
          <text:p text:style-name="P11">Come gestire il monitoraggio e le statistiche: centralizzare oppure distribuire tutto</text:p>
        </text:list-item>
        <text:list-item>
          <text:p text:style-name="P11">Concorrenti centralizzati nello stessa macchina della competizione. Altrimenti risulterebbe alquanto complesso mantenere coerenza temporale dello stato del sistema</text:p>
        </text:list-item>
        <text:list-item>
          <text:p text:style-name="P11">Bisogna prevedere dei checkpoint per la realizzazione di statistiche, ovvero una lista di momenti in cui è importante “fotografare” lo stato del sistema (della gara)</text:p>
          <text:list>
            <text:list-item>
              <text:p text:style-name="P11">Avvio</text:p>
            </text:list-item>
            <text:list-item>
              <text:p text:style-name="P11">Partenza</text:p>
            </text:list-item>
            <text:list-item>
              <text:p text:style-name="P11">Sorpasso</text:p>
            </text:list-item>
            <text:list-item>
              <text:p text:style-name="P11">Pit stop</text:p>
            </text:list-item>
            <text:list-item>
              <text:p text:style-name="P11">Fine tratto</text:p>
            </text:list-item>
            <text:list-item>
              <text:p text:style-name="P11">Arrivo (singoli concorrenti)</text:p>
            </text:list-item>
            <text:list-item>
              <text:p text:style-name="P13">Fine gara</text:p>
            </text:list-item>
          </text:list>
        </text:list-item>
        <text:list-item>
          <text:p text:style-name="P12">Bisogna distribuire il più possibile il sistema di gestione e produzione delle statistiche in modo da non concentrare tutto il lavoro su una singola entità. Per questo motivo si è ipotizzato un sistema di controllo per ogni componente (Concorrente, Competizione, Circuito)</text:p>
        </text:list-item>
        <text:list-item>
          <text:p text:style-name="P12">Quale entità deve gestire il numer di giri mancanti. Il singolo concorrente o esternamente nella Competizione?</text:p>
        </text:list-item>
        <text:list-item>
          <text:p text:style-name="P12">ADA permetterebbe un controllo più fine della terminazione di processi con clienti e serventi</text:p>
        </text:list-item>
        <text:list-item>
          <text:p text:style-name="P12">Esistono tecniche in ADA per rendere più operazioni come fossero atomiche (synchronized di java circa...)</text:p>
        </text:list-item>
        <text:list-item>
          <text:p text:style-name="P12">Distribuire corsia dei box?</text:p>
        </text:list-item>
        <text:list-item>
          <text:p text:style-name="P12">Accoppiamento forte oppure carico di lavoro più oneroso per singoli processi?</text:p>
        </text:list-item>
      </text:list>
      <text:p text:style-name="P4"/>
      <text:p text:style-name="P4"/>
      <text:p text:style-name="P3"><text:soft-page-break/>Use Case</text:p>
      <text:p text:style-name="P3"/>
      <text:p text:style-name="P5">Competizione</text:p>
      <text:p text:style-name="P5"/>
      <text:p text:style-name="P6">Sommario</text:p>
      <text:p text:style-name="P8">Lo use case rappresenta una competizione specifica. </text:p>
      <text:p text:style-name="P6">Attori</text:p>
      <text:p text:style-name="P6">Precondizioni</text:p>
      <text:p text:style-name="P6">Descrizione</text:p>
      <text:p text:style-name="P6">Postcondizioni</text:p>
      <text:p text:style-name="P6">Problematiche analizzate</text:p>
      <text:p text:style-name="P5"/>
      <text:p text:style-name="P5"/>
      <text:p text:style-name="P7">IDEE</text:p>
      <text:p text:style-name="P8">Per la gestione delle classifiche si può ipotizzare un sistema nella Competizione che salvi per ogni concorrente l'ultimo traguardo (passaggio da un tratto all'altro) raggiunto e il numero di volte che lo ha attraversato.</text:p>
      <text:p text:style-name="P8">Il percorso ottimale dipende esclusivamente dalla pista. I concorrenti cercano di acquisire la traiettoria ideale e se non ci riescono ripiegano sulle altre disponibili. I tempi di percorrenza dipenderanno quindi dalle caratteristiche dell'auto e dalla strategia valutate insieme alle caratteristiche del tratto (curvatura, traiettoria, lunghezza, condizioni asfalto...).</text:p>
      <text:p text:style-name="P8"/>
      <text:p text:style-name="P8">Attraversamento tratto:<text:line-break/>Per attraversare ogni tratto sono necessarie le seguenti attività:</text:p>
      <text:list xml:id="list45988718" text:style-name="L4">
        <text:list-item>
          <text:p text:style-name="P15">Ottenere tratto migliore</text:p>
        </text:list-item>
        <text:list-item>
          <text:p text:style-name="P15">In simultanea:</text:p>
          <text:list>
            <text:list-item>
              <text:p text:style-name="P15">analisi condizioni traeittoria</text:p>
            </text:list-item>
            <text:list-item>
              <text:p text:style-name="P15">analisi caratteristiche traiettoria</text:p>
            </text:list-item>
            <text:list-item>
              <text:p text:style-name="P15">analisi condizioni auto (es. Benzina)</text:p>
            </text:list-item>
            <text:list-item>
              <text:p text:style-name="P15">analisi caratteristiche auto (es. Cilindrata)</text:p>
            </text:list-item>
          </text:list>
        </text:list-item>
        <text:list-item>
          <text:p text:style-name="P15">Calcolo velocità media</text:p>
        </text:list-item>
        <text:list-item>
          <text:p text:style-name="P15">Attraversamento tratto n a velocità v.</text:p>
        </text:list-item>
      </text:list>
      <text:p text:style-name="P8"/>
      <text:p text:style-name="P8"/>
      <text:p text:style-name="P8"/>
      <text:p text:style-name="P8"/>
      <text:p text:style-name="P8">DOMANDE</text:p>
      <text:list xml:id="list1299627974" text:style-name="L5">
        <text:list-item>
          <text:p text:style-name="P16">Nel momento in cui 3 thread acquisiscono risorsa ed eseguono procedure o funzioni con essa, l'ordine di acquisizione potrebbe non essere necessariamente l'ordine di rilascio. Questo implica che 3 auto <text:soft-page-break/>che acquisiscono un tratto potrebbero rilasciarlo in ordine diverso. Va bene conferire questo genere di non determinismo o bisogna avere controllo totale su tutto?</text:p>
        </text:list-item>
        <text:list-item>
          <text:p text:style-name="P16">Traiettoria ottimale dipende da pista e non da concorrente, quindi il concorrente non deve avere conoscenza della pista. Ok?</text:p>
        </text:list-item>
        <text:list-item>
          <text:p text:style-name="P16">Quanta conoscenza deve avere il concorrente della pista?</text:p>
        </text:list-item>
        <text:list-item>
          <text:p text:style-name="P16">L'entità competizione ha senso che assuma la forma di un </text:p>
        </text:list-item>
        <text:list-item>
          <text:p text:style-name="P18"><text:span text:style-name="T1">Distribuire la gestione delle statistiche, tenerla fuori dal server dove avviene la corsa. Questo per distribuire l'onere di tutti i client che si </text:span><text:span text:style-name="T1">connettono per richiedere vari tipi di log.</text:span></text:p>
          <text:list>
            <text:list-item>
              <text:p text:style-name="P16">Usare come orario di riferimento degli eventi l'ora locale del server dove avviene la gara, e mostrare quello in output.</text:p>
            </text:list-item>
          </text:list>
        </text:list-item>
      </text:list>
      <text:p text:style-name="P8"/>
      <text:p text:style-name="P8"/>
      <text:p text:style-name="P8"/>
      <text:p text:style-name="P8">CLASSIFICA</text:p>
      <text:p text:style-name="P8"/>
      <table:table table:name="Tabella1" table:style-name="Tabella1">
        <table:table-column table:style-name="Tabella1.A" table:number-columns-repeated="3"/>
        <table:table-column table:style-name="Tabella1.D"/>
        <table:table-row>
          <table:table-cell table:style-name="Tabella1.A1" office:value-type="string">
            <text:p text:style-name="P9">TEMPO ARRIVO</text:p>
          </table:table-cell>
          <table:table-cell table:style-name="Tabella1.A1" office:value-type="string">
            <text:p text:style-name="P9">NUM TRATTO</text:p>
          </table:table-cell>
          <table:table-cell table:style-name="Tabella1.A1" office:value-type="string">
            <text:p text:style-name="P9">NOME CONCOR</text:p>
          </table:table-cell>
          <table:table-cell table:style-name="Tabella1.D1" office:value-type="string">
            <text:p text:style-name="P9">NUM GIRO</text:p>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
      <text:p text:style-name="P8"/>
      <text:p text:style-name="P8">Ogni concorrente può scrivere solo la riga a lui dedicata e il sistema del circuito che si occupa di stilare la classifica legge tutte le tuple e presenta la classifica completa. Bisogna fare in modo che quando il circuito legge le varie righe nessuno le stia a modificare (garantendo così la consistenza dei dati rispetto al momento di lettura).</text:p>
      <text:p text:style-name="P8">La classifica viene fatta ordinando prima tramite il numero del giro, poi il numero di tratto e infine il tempo.</text:p>
      <text:p text:style-name="P8">Snapshot – Come avvengono:</text:p>
      <text:p text:style-name="P8">quando un concorrente passa una soglia di tempo <text:s/>avviene l'inizializzazione della tabella (relativa alla soglia di tempo, es 100 unità di tempo). Da quel momento in poi ogni concorrente deve marcare il proprio tempo di arrivo, numero tratto e numero giro in quella tabella. Una volta che ha scritto nella tabella e deve riaggiornare i dati realtivi alla sua percorrenza o scrive sulla tabella della soglia successiva (se esiste) oppure crea la tabella e ci scrive dentro i propri valori. Ogni concorrente non può scrivere in una tabella se non ha completato tutte le tabelle relative alle soglie temporali precedenti.</text:p>
      <text:p text:style-name="P8"/>
      <text:p text:style-name="P8">AGGIORNAMENTO CLASSIFICA (a intervalli temporali)</text:p>
      <text:p text:style-name="P8">Il primo concorrente che si accorge che esiste ancora la tabella relativa all'intervallo temporale che lui deve scrivere (ad esempio la tabella tra 100 e <text:soft-page-break/>200 unità di tempo) la crea. Il metodo di creazione deve essere in mutua esclusione. Il primo che vede che manca la tabella chiama un metodo di creazione tabella che avrà molteplicità 1, in modo che nessun altro possa accederci. Ogni concorrente che arriverà dopo vedrà la tabella creata.</text:p>
      <text:p text:style-name="P8">Il metodo di creazione verrà richiamato dall'interno del metodo di aggiornamento della tupla della tabella presente nel circuito.</text:p>
      <text:p text:style-name="P8"/>
      <text:p text:style-name="P8">TABELLA CONCORRENTE</text:p>
      <text:p text:style-name="P8">Ogni concorrente ha una tabella in cui vengono registrate le informazioni da passare ai box (ed eventualmente alle tv collegate).</text:p>
      <text:p text:style-name="P8">La tabella sarà del tipo</text:p>
      <table:table table:name="Tabella2" table:style-name="Tabella2">
        <table:table-column table:style-name="Tabella2.A" table:number-columns-repeated="5"/>
        <table:table-column table:style-name="Tabella2.F"/>
        <table:table-row>
          <table:table-cell table:style-name="Tabella2.A1" office:value-type="string">
            <text:p text:style-name="P9">Tratto</text:p>
          </table:table-cell>
          <table:table-cell table:style-name="Tabella2.A1" office:value-type="string">
            <text:p text:style-name="P9">Tempo</text:p>
          </table:table-cell>
          <table:table-cell table:style-name="Tabella2.A1" office:value-type="string">
            <text:p text:style-name="P9">Benzina</text:p>
          </table:table-cell>
          <table:table-cell table:style-name="Tabella2.A1" office:value-type="string">
            <text:p text:style-name="P9">Gomme</text:p>
          </table:table-cell>
          <table:table-cell table:style-name="Tabella2.A1" office:value-type="string">
            <text:p text:style-name="P9">Settore</text:p>
          </table:table-cell>
          <table:table-cell table:style-name="Tabella2.F1" office:value-type="string">
            <text:p text:style-name="P9">Giro</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1">
            <text:p text:style-name="P9">1</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1">
            <text:p text:style-name="P9">1</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row>
          <table:table-cell table:style-name="Tabella2.A2" office:value-type="float" office:value="7">
            <text:p text:style-name="P9">7</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2">
            <text:p text:style-name="P9">2</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
      <text:p text:style-name="P8"/>
      <text:p text:style-name="P8">Il concorrente ad ogni attrtaversamento di tratto aggiorna la tabella presente nel circuito e anche la riga della "propria" tabella (in realtà la tabella appartiene a un entità denominata "Info concorrente") in modo da mantenere tuti i dati storici della propria competizione (ed eventualmente per usarli per produrre statistiche e informazioni).</text:p>
      <text:p text:style-name="P8"/>
      <text:p text:style-name="P8">NEW:</text:p>
      <text:p text:style-name="P8">L'insieme di tabelle si presenta come lista. Ne esiste una soltanto, a cui punta l'entità delle statistiche globali. Il puntatore delle lista riferisce sempre la tabella successiva all'ultima completata.</text:p>
      <text:p text:style-name="P8">In questo modo gli inserimenti, mediamente, avverranno senza iterazioni sulla lista. Quando qualcuno vorrà ottenere una classifica, dovrà specificare di quale istante la vuole. Se deve ancora essere prodotta, verrà messo in attesa.</text:p>
      <text:p text:style-name="P8"/>
      <text:p text:style-name="P8">STRUTTURA DATI TABELLE</text:p>
      <text:p text:style-name="P8">Per quanto riguarda le tabelle presenti nel computer di bordo e nel circuito si possono uniformare in modo da scrivere una sola volta i dati.</text:p>
      <text:p text:style-name="P8">Si crea una tabella "generale" (possibilmente per ogni concorrente) con al suo interno <text:span text:style-name="T2">i</text:span><text:span text:style-name="T3">stante di tempo, numero giro, numero settore, numero tratto </text:span><text:soft-page-break/>. Il circuito terrà poi una tabella con ID_CONCORRENTE e un riferimento alla tupla + aggiornata della tabella "generale" relativa all'id_concorrente. Il computer di bordo avrà invece le tuple composte da GOMME, BENZINA e un puntatore alla tupla relativa "allo stesso giro del concorrente a cui si riferisce il computer di bordo".</text:p>
      <text:p text:style-name="P8"/>
      <text:p text:style-name="P8"/>
      <text:p text:style-name="P8">BOX</text:p>
      <text:p text:style-name="P8">La corsia dei box è organizzata come gli altri tratti ma avrà molteplicità (di traiettorie) pari al numero di automobili in corsa. Questo per gestire in maniera migliore eventuali sorpassi in fase di rifornimento (se 2 auto hanno tempi di rifornimento diversi ovviamente può avvenire il sorpasso). </text:p>
      <text:p text:style-name="P8">I box ricevono le classifiche (quando disponibili) dalla competizione. Inoltre il sistema di monitoraggio concorrente invia ad ogni settore le informazioni relative al concorrente. I box elaborano così i dati pervenuti in modo da decidere se richiamare l'auto o no ai box. <text:s/>Questa struttura si presta ad essere distribuita e, sotto precise ipotesi, ha un comportamento predicibile e sempre uguale nel tempo. Quando il sistema di monitoraggio concorrente invia i dati da elaborare i box si impegnano a produrre una risposta entro il tratto precedente all'entrata dei box stessi in modo da richiamare (eventualmente) il concorrente per rifornimenti e quant'altro. Se la risposta non dovesse arrivare entro il timeout della rete allora il concorrente procederà nella sua gara continuando a trasmettere le informazioni. Se la risposta arriva entro il timeout della rete ad ogni esecuzione il comportamento sarà sempre lo stesso. In caso di timeout le cose possono ovviamente variare ma il sistema non si presenta come in stallo.</text:p>
      <text:p text:style-name="P8"/>
      <text:p text:style-name="P8">SISTEMA DI COMUNICAZIONE</text:p>
      <text:p text:style-name="P8"/>
      <text:p text:style-name="P8">Ogni concorrente comunica i propri dati al proprio sistema di controllo concorrente. Questo è il luogo dove il sistema di controllo centrale recupera i dati da restituire ai box e alle tv preventivamente registrate (prima dell'avvio della competizione).</text:p>
      <text:p text:style-name="P8">I box quindi utilizzano i dati passati dal sistema di controllo centrale e li elaborano per controllare ed eventualmente modificare la strategia di gara. Per comunicare con i concorrenti utilizzano un'altra interfaccia (ne esisterà una per ogni concorrente) denominata "comunicazione radio". Tramite questa entità si comunica la strategia. Il concorrente attende che gli venga comunicata la strategia oppure (se arrivato all'imbocco dei box) chiede un ricalcolo veloce della strategia in modo da averla aggiornata e poter procedere.</text:p>
      <text:p text:style-name="P8"><text:soft-page-break/></text:p>
      <text:p text:style-name="P8">Questa struttura si presta alla distribuzione (di box e tv) ma funziona in maniera coerente anche se utilizzata in locale.</text:p>
      <text:p text:style-name="P8">La struttura architetturale è quindi più omogenea per quanto riguarda la lettura dei dati. Viene disaccoppiata la lettura dei dati dalla comunicazione concorrente-box.</text:p>
      <text:p text:style-name="P8">La lettura dei dati viene resa uguale per tutti quelli a cui interessano i dati mentre la comunicazione (di strategie) avviene con un canale dedicato dai box direttamente ai concorrenti.</text:p>
      <text:p text:style-name="P8"/>
      <text:p text:style-name="P8"/>
      <text:p text:style-name="P8">ROBUSTEZZA DELLA STRATEGIA</text:p>
      <text:p text:style-name="P8">Idea. Se la strategia viene depositata presso il concorrente in un istante precedente alla nascita di un qualche evento (ad esempio all'istante 49 e all'istante 50 comincia la pioggia) bisogna fare in modo che il concorrente se ne accorga e che chieda quindi una strategia di "riserva" nuovamente calcolata secondo i nuovi parametri. Per accorgersi che qualcosa è cambiato bisogna fare in modo che nella strategia mandata dai box siano presenti le caratteristiche secondo cui è stata calcolata (che chiameremo A, B, C...N). Quando il concorrente deve applicare la strategia confronta i suoi parametri locali A' B' C'...N' con quelli inviati. Se trova qualcosa di diverso può chiedere un ricalcolo della strategia oppure può chiedere di rientrare ai box (bisogna decidere).</text:p>
      <text:p text:style-name="P8"/>
      <text:p text:style-name="P8">SEQUENZA DI COMUNICAZIONE BOX-CONCORRENTE</text:p>
      <text:p text:style-name="P8"/>
      <text:p text:style-name="P8">Una volta che il box ha le informazioni relative a tutto il giro N comincia con il calcolo della strategia mentre il concorrente prosegue percorrendo il giro N+1. Nella strategia calcolata dal box dovranno essere presenti le informazioni di stato relative al momento di calcolo (es. Il tempo atmosferico). Quando il concorrente controlla la strategia (prima di applicarla) controlla che i parametri di stato non siano cambiati rispetto a quelli con cui è stata calcolata la strategia. Se i parametri sono diversi si richiede un ricalcolo della strategia (in modo ad es che se piove rientro subito ai box e magari faccio anche benzina).</text:p>
      <text:p text:style-name="P8"/>
      <text:p text:style-name="P8">I dati prodotti dal concorrente vengono inviati al box alla fine di ogni settore in modo da poter effettuare confronti (per migliorare la strategia) rispetto ai giri precedenti.</text:p>
      <text:p text:style-name="P8"/>
      <text:p text:style-name="P8">Questa architettura di comunicazione permette di poter avere eventi "casuali" <text:s/><text:soft-page-break/>che vengono gestiti entro la fine del giro in corso (in modo da prendere provvedimenti adeguati). Il calcolo della strategia avviene con i dati di un giro completo perchè le informazioni principali (usura gomme e benzina) hanno più senso se confrontati rispetto ai giri precedenti. </text:p>
      <text:p text:style-name="P8">Alcuni eventi modificano comunque il comportamento dell'auto; ad esempio se comincia a piovere all'istante 50 l'auto da quell'istante in poi avrà dei modificatori che rallentano la velocità (infatti il concorrente controlla il meteo prima di attraversare un tratto) anche se i box calcolano una strategia che prevede il sole. Inoltre quando si è in prossimità della corsia dei box il concorrente vede che la strategia è calcolata secondo parametri diversi da quelli dello stato attuale della pista e chiede una nuova strategia (quindi presumibilmente rientra per mettere gomme adeguate). Quando viene effettuata la richiesta di un ricalcolo veloce della strategia il concorrente è fermo in un istante preciso di tempo e quindi in quell'istante sicuramente non cambiano le condizioni di stato della pista o di quant'altro.</text:p>
      <text:p text:style-name="P8"/>
      <text:p text:style-name="P8"/>
      <text:p text:style-name="P8">STRUTTURA DELLA CORSIA DEI BOX</text:p>
      <text:p text:style-name="P8"/>
      <text:p text:style-name="P8">La corsia dei box sarà strutturata come l'insieme di due tratti con molteplicità pari al numero di concorrenti in gara. La corsia sarà posizionata nel tratto precedente all'arrivo e si collegherà con un tratto successivo al traguardo (come nella realtà). La struttura sarà quindi composta da una coda dove il concorrente "effettuerà" il pitstop (secondo le modalità viste in seguito). Una volta effettuato il pitstop il concorrente si riaccoda nella pista segnando il suo tempo aumentato del tempo per stare nella corsia di rifornimento e per il pitstop.</text:p>
      <text:p text:style-name="P8"/>
      <text:p text:style-name="P8">PITSTOP</text:p>
      <text:p text:style-name="P8"/>
      <text:p text:style-name="P8">Il pitstop deve portare l'auto in una situazione di maggiore competitività, quindi sicuramente dovrà effettuare il rifornimento di benzina a cambiare le gomme. Questo può esser fatto modificando le variabili dell'automibile per riportarle a uno stato di maggiore competitività. Il tempo di prenotazione sul tratto all'uscita della pista deve prevedere il tempo per attraversare i box (per tutti uguale dato che c'è un limite di velocità), il tempo di rifornimento (tot unità di tempo per ogni litro di benzina) o il tempo di cambio gomme. Va considerato uno o l'altro in quanto sono azioni parallele e solo quella con durata maggiore influisce sul tempo.</text:p>
      <text:p text:style-name="P8">Si possono eventualmente cambiare altri parametri dell'auto e considerare quel tempo solo se superiore a quello di cambio gomme o cambio <text:soft-page-break/>pneumatici.</text:p>
      <text:p text:style-name="P8"/>
      <text:p text:style-name="P8">SEQUENZA DI AZIONI</text:p>
      <text:p text:style-name="P8"/>
      <text:list xml:id="list1896324939" text:style-name="L6">
        <text:list-item>
          <text:p text:style-name="P17">Lettura strategia con richiamo ai box</text:p>
        </text:list-item>
        <text:list-item>
          <text:p text:style-name="P17">test di disponibilità dei box (es test di connessione)</text:p>
        </text:list-item>
        <text:list-item>
          <text:p text:style-name="P17">rientro nel tratto "corsia dei box"</text:p>
        </text:list-item>
        <text:list-item>
          <text:p text:style-name="P17">Esecuzione del metodo attraversatratto , che dovrà essere diverso da quelli degli altri tratti in quanto devono essere richiamati metodi del box via rete</text:p>
        </text:list-item>
        <text:list-item>
          <text:p text:style-name="P17">esecuzione metodi del box che fa reimpostare le variabili</text:p>
        </text:list-item>
        <text:list-item>
          <text:p text:style-name="P17">calcolo tempo e prenotazione nella coda della pista</text:p>
        </text:list-item>
      </text:list>
      <text:p text:style-name="P8"/>
      <text:p text:style-name="P8">box impostati come N tratti</text:p>
      <text:p text:style-name="P8"/>
      <text:p text:style-name="P8">tratto di entrata che indirizza ogni auto nel suo tratto "box" in modo da permettere una esecuzione parallela di richieste via rete ai proprio box</text:p>
      <text:p text:style-name="P8"/>
      <text:p text:style-name="P8"/>
      <text:p text:style-name="P8"/>
      <text:p text:style-name="P8">METODO EVALUATE</text:p>
      <text:p text:style-name="P8">All'interno dell'oggetto Strategy è presente un riferimento alla componente Car in modo che il metodo evaluate possa essere chiamato sempre allo stesso modo sia dall'oggetto strategy che dall'oggetto strategybox con il segment come parametro e ritorni il tempo impiegato per l'attraversamento. Con il riferimento alla componente Car il metodo evaluate di Strategy ottiene i dati che gli servono (Maxvel, ...) dall'auto e li usa per calcolare il tempo di attraversamento. Nel caso a chiamare evaluate sia un oggetto della classe derivata BoxStrategy utilizzerà lo status dell'auto per calcolare i tempi al pitstop mettendosi direttamente in comunicazione radio con i box.</text:p>
      <text:p text:style-name="P8"/>
      <text:p text:style-name="P8">BoxStrategy è il tipo di oggetto tornato al posto di strategia (classe base) il quale ridefinisce il metodo evaluate per effettuare la connessione con i box e richiedere gli aggiornamenti di status dell'au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Bitstream Vera Sans" style:font-size-asian="24pt" style:font-weight-asian="bold" style:font-name-complex="Bitstream Ver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Arial" fo:font-size="14pt" style:font-size-asian="14pt" style:font-size-complex="14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Sir Nicolaz Nicolaz</meta:initial-creator>
    <meta:creation-date>2008-12-09T15:56:31</meta:creation-date>
    <dc:date>2009-12-18T17:44:39</dc:date>
    <meta:editing-cycles>117</meta:editing-cycles>
    <meta:editing-duration>PT16H13M25S</meta:editing-duration>
    <meta:document-statistic meta:table-count="2" meta:image-count="0" meta:object-count="0" meta:page-count="9" meta:paragraph-count="165" meta:word-count="2622" meta:character-count="16982"/>
    <meta:user-defined meta:name="Info 1"/>
    <meta:user-defined meta:name="Info 2"/>
    <meta:user-defined meta:name="Info 3"/>
    <meta:user-defined meta:name="Info 4"/>
  </office:meta>
</office:document-meta>
</file>